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officeooo:rsid="0001d7d4" officeooo:paragraph-rsid="0001d7d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22pt" officeooo:rsid="0001d7d4" officeooo:paragraph-rsid="0001d7d4" style:font-size-asian="22pt" style:font-size-complex="22pt"/>
    </style:style>
    <style:style style:name="P5" style:family="paragraph" style:parent-style-name="Standard">
      <style:text-properties style:font-name="FreeSans" fo:font-size="14pt" officeooo:rsid="0001d7d4" officeooo:paragraph-rsid="0001d7d4" style:font-size-asian="14pt" style:font-size-complex="14pt"/>
    </style:style>
    <style:style style:name="P6" style:family="paragraph" style:parent-style-name="Standard">
      <style:text-properties style:font-name="FreeSans" fo:font-size="14pt" officeooo:rsid="00051194" officeooo:paragraph-rsid="00051194" style:font-size-asian="14pt" style:font-size-complex="14pt"/>
    </style:style>
    <style:style style:name="P7" style:family="paragraph" style:parent-style-name="Standard">
      <style:text-properties style:font-name="FreeSans" fo:font-size="14pt" officeooo:paragraph-rsid="0003411c"/>
    </style:style>
    <style:style style:name="P8" style:family="paragraph" style:parent-style-name="Standard">
      <style:text-properties style:font-name="FreeSans" fo:font-size="14pt" officeooo:rsid="00051194" officeooo:paragraph-rsid="00051194"/>
    </style:style>
    <style:style style:name="P9" style:family="paragraph" style:parent-style-name="Standard">
      <style:text-properties style:font-name="FreeSans" fo:font-size="14pt" officeooo:rsid="00051194" officeooo:paragraph-rsid="00051194" style:font-size-asian="20pt" style:font-size-complex="20pt"/>
    </style:style>
    <style:style style:name="P10" style:family="paragraph" style:parent-style-name="Standard">
      <style:text-properties style:font-name="FreeSans" fo:font-size="20pt" officeooo:rsid="00051194" officeooo:paragraph-rsid="00051194" style:font-size-asian="20pt" style:font-size-complex="20pt"/>
    </style:style>
    <style:style style:name="P11" style:family="paragraph" style:parent-style-name="Standard">
      <style:text-properties style:font-name="FreeSans" fo:font-size="20pt" officeooo:rsid="0003fe93" officeooo:paragraph-rsid="0003fe93" style:font-size-asian="20pt" style:font-size-complex="20pt"/>
    </style:style>
    <style:style style:name="P12" style:family="paragraph" style:parent-style-name="Standard">
      <style:text-properties style:font-name="FreeSans" fo:font-size="20pt" officeooo:rsid="0001d7d4" officeooo:paragraph-rsid="00051194" style:font-size-asian="20pt" style:font-size-complex="20pt"/>
    </style:style>
    <style:style style:name="P13" style:family="paragraph" style:parent-style-name="Standard">
      <style:text-properties style:font-name="FreeSans" fo:font-size="14pt" officeooo:rsid="00051194" officeooo:paragraph-rsid="00051194" style:font-size-asian="14pt" style:font-size-complex="14pt"/>
    </style:style>
    <style:style style:name="P14" style:family="paragraph" style:parent-style-name="Standard">
      <style:text-properties style:font-name="FreeSans" fo:font-size="14pt" officeooo:rsid="0001d7d4" officeooo:paragraph-rsid="0001d7d4" style:font-size-asian="14pt" style:font-size-complex="14pt"/>
    </style:style>
    <style:style style:name="P15" style:family="paragraph" style:parent-style-name="Standard">
      <style:text-properties fo:color="#000000" loext:opacity="100%" style:font-name="FreeSans" fo:font-size="14pt" officeooo:rsid="00051194" officeooo:paragraph-rsid="0003411c" fo:background-color="#ffffff" style:font-size-asian="14pt" style:font-size-complex="14pt"/>
    </style:style>
    <style:style style:name="P16" style:family="paragraph" style:parent-style-name="Standard">
      <style:text-properties fo:color="#000000" loext:opacity="100%" style:font-name="FreeSans" fo:font-size="14pt" officeooo:rsid="00051194" officeooo:paragraph-rsid="00051194" fo:background-color="#ffffff" style:font-size-asian="14pt" style:font-size-complex="14pt"/>
    </style:style>
    <style:style style:name="T1" style:family="text">
      <style:text-properties officeooo:rsid="0003411c"/>
    </style:style>
    <style:style style:name="T2" style:family="text">
      <style:text-properties officeooo:rsid="0003fe93"/>
    </style:style>
    <style:style style:name="T3" style:family="text">
      <style:text-properties officeooo:rsid="00051194"/>
    </style:style>
    <style:style style:name="T4" style:family="text">
      <style:text-properties fo:color="#4ec9b0" loext:opacity="100%" style:font-name="Droid Sans Mono" fo:font-size="10.5pt" fo:font-weight="normal" officeooo:rsid="00051194" fo:background-color="#000000" loext:char-shading-value="0"/>
    </style:style>
    <style:style style:name="T5" style:family="text">
      <style:text-properties fo:color="#d4d4d4" loext:opacity="100%" style:font-name="Droid Sans Mono" fo:font-size="10.5pt" fo:font-weight="normal" officeooo:rsid="00051194" fo:background-color="#000000" loext:char-shading-value="0"/>
    </style:style>
    <style:style style:name="T6" style:family="text">
      <style:text-properties fo:color="#569cd6" loext:opacity="100%" style:font-name="Droid Sans Mono" fo:font-size="10.5pt" fo:font-weight="normal" officeooo:rsid="00051194" fo:background-color="#000000" loext:char-shading-value="0"/>
    </style:style>
    <style:style style:name="T7" style:family="text">
      <style:text-properties fo:color="#9cdcfe" loext:opacity="100%" style:font-name="Droid Sans Mono" fo:font-size="10.5pt" fo:font-weight="normal" officeooo:rsid="00051194" fo:background-color="#000000" loext:char-shading-value="0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3411c" style:font-size-asian="14pt" style:font-size-complex="14pt"/>
    </style:style>
    <style:style style:name="T10" style:family="text">
      <style:text-properties officeooo:rsid="0003fe93" style:font-size-asian="14pt" style:font-size-complex="14pt"/>
    </style:style>
    <style:style style:name="T11" style:family="text">
      <style:text-properties officeooo:rsid="00051194" style:font-size-asian="14pt" style:font-size-complex="14pt"/>
    </style:style>
    <style:style style:name="T12" style:family="text">
      <style:text-properties officeooo:rsid="00068d45" style:font-size-asian="14pt" style:font-size-complex="14pt"/>
    </style:style>
    <style:style style:name="T13" style:family="text">
      <style:text-properties fo:color="#000000" loext:opacity="100%" fo:background-color="#ffffff" loext:char-shading-value="0" style:font-size-asian="14pt" style:font-size-complex="14pt"/>
    </style:style>
    <style:style style:name="T14" style:family="text">
      <style:text-properties fo:color="#000000" loext:opacity="100%" officeooo:rsid="00051194" fo:background-color="#ffffff" loext:char-shading-value="0" style:font-size-asian="14pt" style:font-size-complex="14pt"/>
    </style:style>
    <style:style style:name="T15" style:family="text">
      <style:text-properties fo:color="#000000" loext:opacity="100%" officeooo:rsid="00080dac" fo:background-color="#ffffff" loext:char-shading-value="0" style:font-size-asian="14pt" style:font-size-complex="14pt"/>
    </style:style>
    <style:style style:name="T16" style:family="text">
      <style:text-properties officeooo:rsid="000ae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arando DFS e Algoritmo de Prim para detecção de ciclos em grafos não-direcionados</text:p>
      <text:p text:style-name="P4"/>
      <text:p text:style-name="P3"/>
      <text:p text:style-name="P2">Rafael Amauri Diniz Augusto</text:p>
      <text:p text:style-name="P1"/>
      <text:p text:style-name="P11">Introdução</text:p>
      <text:p text:style-name="P1"/>
      <text:p text:style-name="P5">O algoritmo <text:span text:style-name="T2">de Prim e o</text:span> DFS <text:span text:style-name="T2">são</text:span> algoritmo<text:span text:style-name="T2">s</text:span> que têm várias aplicações na área de estudos de grafos. Uma dessas aplicações é o seu uso para detecção de ciclo<text:span text:style-name="T1">s em grafos não-direcionados simples, </text:span><text:span text:style-name="T16">que vai ser melhor explorado nesse artigo.</text:span></text:p>
      <text:p text:style-name="P5"/>
      <text:p text:style-name="P5"/>
      <text:p text:style-name="P5"/>
      <text:p text:style-name="P5"/>
      <text:p text:style-name="P12">A<text:span text:style-name="T3">l</text:span>goritmo <text:span text:style-name="T2">de Prim</text:span></text:p>
      <text:p text:style-name="P12"/>
      <text:p text:style-name="P9"><text:span text:style-name="T9">O </text:span><text:span text:style-name="T8">meu algoritmo de Prim para contagem de ciclos parte de uma premissa simples: Minimum Spanning Trees são um grafo sem ciclos. Logo, se subtrairmos o número de arestas da MST de um grafo G do número de arestas do mesmo grafo G, obteremos o número de ciclos.</text:span></text:p>
      <text:p text:style-name="P6"/>
      <text:p text:style-name="P9"><text:span text:style-name="T8">Para isso, o algoritmo de Prim recebe um </text:span><text:span text:style-name="T12">[TERMINAR]</text:span></text:p>
      <text:p text:style-name="P5"/>
      <text:p text:style-name="P10">DFS </text:p>
      <text:p text:style-name="P6"/>
      <text:p text:style-name="P7"><text:span text:style-name="T9">Na implementação feita por mim, o </text:span><text:span text:style-name="T10">algoritmo </text:span><text:span text:style-name="T11">DFS consulta </text:span><text:span text:style-name="T4">std</text:span><text:span text:style-name="T5">::</text:span><text:span text:style-name="T4">map</text:span><text:span text:style-name="T5">&lt;</text:span><text:span text:style-name="T6">int</text:span><text:span text:style-name="T5">, </text:span><text:span text:style-name="T6">short</text:span><text:span text:style-name="T5">&gt; </text:span><text:span text:style-name="T7">visited_vertexes</text:span><text:span text:style-name="T14"> para saber se um determinado vértice não foi visitado, se foi parcialmente visitado ou se foi totalmente visitado. Os valores do short presente em visited_vertexes para esses casos vai ser 0, 1 e 2, respectivamente.</text:span></text:p>
      <text:p text:style-name="P15"/>
      <text:p text:style-name="P16">Em seguida, o algoritmo vai percorrer todo o grafo procurando pra ver se acha um caminho diferente de chegar em vértices parcialmente visitados. Se encontrar um, significa que um ciclo foi encontrado</text:p>
      <text:p text:style-name="P8"><text:soft-page-break/><text:span text:style-name="T13"><text:line-break/></text:span><text:span text:style-name="T15">Tabela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1:55:53.137645521</meta:creation-date>
    <dc:date>2021-05-16T15:35:42.207851282</dc:date>
    <meta:editing-duration>PT57M13S</meta:editing-duration>
    <meta:editing-cycles>5</meta:editing-cycles>
    <meta:generator>LibreOffice/7.1.3.2$Linux_X86_64 LibreOffice_project/10$Build-2</meta:generator>
    <meta:document-statistic meta:table-count="0" meta:image-count="0" meta:object-count="0" meta:page-count="2" meta:paragraph-count="11" meta:word-count="200" meta:character-count="1204" meta:non-whitespace-character-count="1012"/>
  </office:meta>
</office:document-meta>
</file>